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0.7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3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3"/>
        </table:table-row>
        <table:table-row table:style-name="ro2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2">
          <table:table-cell office:value-type="string">
            <text:p>Makerslide or 2040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  <table:table-cell office:value-type="string">
            <text:p>2040 for EXOSlide</text:p>
          </table:table-cell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  <table:table-cell/>
        </table:table-row>
        <table:table-row table:style-name="ro1">
          <table:table-cell office:value-type="string">
            <text:p>204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4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  <table:table-cell/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2">
            <text:p>2</text:p>
          </table:table-cell>
          <table:table-cell office:value-type="string">
            <text:p>425mm</text:p>
          </table:table-cell>
          <table:table-cell/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3">
            <text:p>3</text:p>
          </table:table-cell>
          <table:table-cell office:value-type="string">
            <text:p>385mm</text:p>
          </table:table-cell>
          <table:table-cell/>
        </table:table-row>
        <table:table-row table:style-name="ro1">
          <table:table-cell office:value-type="string">
            <text:p>Bed 1/4” MIC6 Aluminum</text:p>
          </table:table-cell>
          <table:table-cell office:value-type="float" office:value="1">
            <text:p>1</text:p>
          </table:table-cell>
          <table:table-cell office:value-type="string">
            <text:p>425mm by 385mm for a 400 by 300 bed</text:p>
          </table:table-cell>
          <table:table-cell/>
        </table:table-row>
        <table:table-row table:style-name="ro1">
          <table:table-cell office:value-type="string">
            <text:p>Makerslide plates if using 2 Z screw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kerslide plates if using 3 Z screw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kerslide wheel kits with 2 Z screws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Makerslide wheel kits with 3 Z screws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5x30 screws</text:p>
          </table:table-cell>
          <table:table-cell table:number-columns-repeated="3"/>
        </table:table-row>
        <table:table-row table:style-name="ro1">
          <table:table-cell office:value-type="string">
            <text:p>M5x35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6 screws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5x50 screw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5x40 screw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5 nuts</text:p>
          </table:table-cell>
          <table:table-cell table:number-columns-repeated="3"/>
        </table:table-row>
        <table:table-row table:style-name="ro1">
          <table:table-cell office:value-type="string">
            <text:p>F625Z bearings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5 washers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GT2 open ended belt</text:p>
          </table:table-cell>
          <table:table-cell office:value-type="string">
            <text:p>5M</text:p>
          </table:table-cell>
          <table:table-cell table:number-columns-repeated="2"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TR8 leadscrews with flanged nuts</text:p>
          </table:table-cell>
          <table:table-cell office:value-type="string">
            <text:p>2 or 3</text:p>
          </table:table-cell>
          <table:table-cell table:number-columns-repeated="2"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 table:number-columns-repeated="2"/>
        </table:table-row>
        <table:table-row table:style-name="ro1">
          <table:table-cell office:value-type="string">
            <text:p>GT2 40 tooth pulleys for 2 leadscrew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608Z bearings (z-axis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8 washe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3 set screw (optional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5 t-nuts for the extrusions</text:p>
          </table:table-cell>
          <table:table-cell table:number-columns-repeated="3"/>
        </table:table-row>
        <table:table-row table:style-name="ro1">
          <table:table-cell office:value-type="string">
            <text:p>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Spool holder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To hold two spools, one on each side</text:p>
          </table:table-cell>
          <table:table-cell/>
        </table:table-row>
        <table:table-row table:style-name="ro2">
          <table:table-cell office:value-type="string">
            <text:p><text:a xlink:href="http://www.thingiverse.com/thing:1647748">http://www.thingiverse.com/thing:1647748</text:a> For the spools holder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09/25/2021</text:date>, <text:time>12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21-09-25T12:32:15.56</dc:date>
    <dc:creator>Stephen Castello</dc:creator>
    <meta:editing-duration>PT23M21S</meta:editing-duration>
    <meta:editing-cycles>10</meta:editing-cycles>
    <meta:generator>OpenOffice/4.1.9$Win32 OpenOffice.org_project/419m1$Build-9805</meta:generator>
    <meta:document-statistic meta:table-count="3" meta:cell-count="90" meta:object-count="0"/>
  </office:meta>
</office:document-meta>
</file>